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dd6" officeooo:paragraph-rsid="0015add6"/>
    </style:style>
    <style:style style:name="P2" style:family="paragraph" style:parent-style-name="Standard">
      <style:text-properties officeooo:rsid="0016a9ec" officeooo:paragraph-rsid="0016a9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Big Data :</text:p>
      <text:p text:style-name="P1"/>
      <text:p text:style-name="P1">A very Bid data that usually cannot be handled by our regular rdbms and other databases.</text:p>
      <text:p text:style-name="P1"/>
      <text:p text:style-name="P1">There are 3 V’s i.e Volume(Quantity of stored/ generated data), Variety(Type) and Velocity</text:p>
      <text:p text:style-name="P1"/>
      <text:p text:style-name="P1">RDBMS can handle only structured data, but Big data we have to manage unstrructured data as well. RDBMS are usually not good enough for Big Data.</text:p>
      <text:p text:style-name="P1"/>
      <text:p text:style-name="P1">Hadoop (Map Reduce) : Parallel processing Model. In many servers the query can be run, and it’s one of the used cases of big data. And Map reducing means mapping to different servers.</text:p>
      <text:p text:style-name="P1"/>
      <text:p text:style-name="P1">ETL Used Case : Extract Transform and Load . </text:p>
      <text:p text:style-name="P1"><text:tab/>We extract the data from various sorrces and we transform the data like Male and Female, if want only city names in the data we can do that etc. And load into another file, database.</text:p>
      <text:p text:style-name="P1"/>
      <text:p text:style-name="P2">AWS provides a lot of solutions for Big Data and the most popular in it is EMR.</text:p>
      <text:p text:style-name="P2"/>
      <text:p text:style-name="P2">EMR : Elastic Map Reduces, : Splitting the query and processing the query into different servers and AWS is providing the support for Map Reduce.</text:p>
      <text:p text:style-name="P2"><text:tab/>On Demand Big Data Solution : </text:p>
      <text:p text:style-name="P2"><text:tab/><text:tab/>Sale Data which can be comming from various sorces then it’s giben to EMR and <text:tab/><text:tab/>then, EMR can add the query in 100’s of servers and process the queries and the <text:tab/><text:tab/><text:tab/>result that is released from EMR can be kept in Output DataBase and from it we can <text:tab/><text:tab/>do Ananlytics and we can do our Reporting <text:s/>Analytic Application, which is <text:tab/><text:tab/><text:tab/>generating Excel Sheets, Maps, graphs and charts etc. Based on these the mangers <text:tab/><text:tab/>will make big decisions.</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2T16:54:42.172899724</meta:creation-date>
    <dc:date>2023-01-02T17:14:23.424364036</dc:date>
    <meta:editing-duration>PT8M51S</meta:editing-duration>
    <meta:editing-cycles>1</meta:editing-cycles>
    <meta:generator>LibreOffice/7.3.7.2$Linux_X86_64 LibreOffice_project/30$Build-2</meta:generator>
    <meta:document-statistic meta:table-count="0" meta:image-count="0" meta:object-count="0" meta:page-count="1" meta:paragraph-count="11" meta:word-count="260" meta:character-count="1433" meta:non-whitespace-character-count="1165"/>
  </office:meta>
</office:document-meta>
</file>